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9mm"/>
    </style:style>
    <style:style style:name="co3" style:family="table-column">
      <style:table-column-properties fo:break-before="auto" style:column-width="39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3465a4" draw:fill="none" draw:fill-color="#ffffff" draw:textarea-horizontal-align="justify" draw:textarea-vertical-align="middle" draw:auto-grow-height="false" fo:min-height="21.08mm" fo:min-width="58.7mm"/>
    </style:style>
    <style:style style:name="gr3" style:family="graphic">
      <style:graphic-properties svg:stroke-color="#000000" draw:marker-end="Arrow" draw:marker-end-width="2mm" draw:textarea-horizontal-align="center" draw:textarea-vertical-align="middle"/>
    </style:style>
    <style:style style:name="gr4" style:family="graphic">
      <style:graphic-properties svg:stroke-width="1mm" svg:stroke-color="#000000" draw:marker-start-width="5mm" draw:marker-end="Arrow" draw:marker-end-width="5mm" draw:textarea-horizontal-align="center" draw:textarea-vertical-align="middle" fo:padding-top="0.5mm" fo:padding-bottom="0.5mm" fo:padding-left="0.5mm" fo:padding-right="0.5mm"/>
    </style:style>
    <style:style style:name="gr5" style:family="graphic">
      <style:graphic-properties draw:stroke="solid" svg:stroke-color="#000000" draw:fill-color="#f5cd53" draw:textarea-vertical-align="middle" draw:auto-grow-height="false" fo:min-height="6.53mm" fo:min-width="3.21mm"/>
    </style:style>
    <style:style style:name="gr6" style:family="graphic">
      <style:graphic-properties draw:stroke="none" svg:stroke-color="#3465a4" draw:fill="hatch" draw:fill-color="#729fcf" draw:fill-hatch-name="Hatching_20_47" draw:fill-hatch-solid="false" draw:textarea-horizontal-align="justify" draw:textarea-vertical-align="middle" draw:auto-grow-height="false" fo:min-height="32.25mm" fo:min-width="61.19mm"/>
    </style:style>
    <style:style style:name="gr7" style:family="graphic">
      <style:graphic-properties draw:stroke="none" svg:stroke-color="#3465a4" draw:fill="hatch" draw:fill-color="#729fcf" draw:fill-hatch-name="Hatching_20_47" draw:fill-hatch-solid="false" draw:textarea-horizontal-align="justify" draw:textarea-vertical-align="middle" draw:auto-grow-height="false" fo:min-height="31.07mm" fo:min-width="46.83mm"/>
    </style:style>
    <style:style style:name="gr8" style:family="graphic">
      <style:graphic-properties draw:stroke="none" svg:stroke-color="#3465a4" draw:fill="hatch" draw:fill-color="#729fcf" draw:fill-hatch-name="Hatching_20_47" draw:fill-hatch-solid="false" draw:textarea-horizontal-align="justify" draw:textarea-vertical-align="middle" draw:auto-grow-height="false" fo:min-height="11.05mm" fo:min-width="12.83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family="arial" style:font-family-generic="swiss" fo:font-size="18pt" style:font-size-asian="18pt" style:font-size-complex="18pt"/>
    </style:style>
    <style:style style:name="P4" style:family="paragraph">
      <loext:graphic-properties draw:fill-color="#f5cd53"/>
      <style:paragraph-properties fo:text-align="center"/>
    </style:style>
    <style:style style:name="P5" style:family="paragraph">
      <loext:graphic-properties draw:fill="hatch" draw:fill-color="#729fcf" draw:fill-hatch-name="Hatching_20_47" draw:fill-hatch-solid="false"/>
      <style:paragraph-properties fo:text-align="center"/>
    </style:style>
    <style:style style:name="T1" style:family="text">
      <style:text-properties fo:font-family="arial" style:font-family-generic="swiss"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63.41mm" svg:height="119.08mm" svg:x="122.79mm" svg:y="119.9mm">
            <draw:object draw:notify-on-update-of-ranges="Tabelle1.B27:Tabelle1.B27 Tabelle1.B28:Tabelle1.B46 Tabelle1.C27:Tabelle1.C27 Tabelle1.C28:Tabelle1.C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63.41mm" svg:height="119.08mm" svg:x="126.18mm" svg:y="366.32mm">
            <draw:object draw:notify-on-update-of-ranges="Tabelle1.B27:Tabelle1.B27 Tabelle1.B51:Tabelle1.B69 Tabelle1.C27:Tabelle1.C27 Tabelle1.C51:Tabelle1.C6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ustom-shape draw:z-index="2" draw:style-name="gr2" draw:text-style-name="P3" svg:width="58.7mm" svg:height="21.08mm" svg:x="170.66mm" svg:y="375.49mm">
            <text:p text:style-name="P2"><text:span text:style-name="T1">Losing Money</text:span></text:p>
            <draw:enhanced-geometry svg:viewBox="0 0 21600 21600" draw:type="rectangle" draw:enhanced-path="M 0 0 L 21600 0 21600 21600 0 21600 0 0 Z N"/>
          </draw:custom-shape>
          <draw:line draw:z-index="3" draw:style-name="gr3" draw:text-style-name="P2" svg:x1="264.06mm" svg:y1="183.63mm" svg:x2="248.32mm" svg:y2="220.09mm">
            <text:p/>
          </draw:line>
          <draw:frame draw:z-index="4" draw:style-name="gr1" draw:text-style-name="P1" svg:width="263.41mm" svg:height="119.08mm" svg:x="123.13mm" svg:y="0mm">
            <draw:object draw:notify-on-update-of-ranges="Tabelle1.B2:Tabelle1.B2 Tabelle1.B3:Tabelle1.B20 Tabelle1.C27:Tabelle1.C27 Tabelle1.C3:Tabelle1.C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style-name="gr1" draw:text-style-name="P1" svg:width="263.41mm" svg:height="119.08mm" svg:x="123.3mm" svg:y="243mm">
            <draw:object draw:notify-on-update-of-ranges="Tabelle1.B27:Tabelle1.B27 Tabelle1.B51:Tabelle1.B69 Tabelle1.C27:Tabelle1.C27 Tabelle1.C51:Tabelle1.C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6" draw:style-name="gr4" draw:text-style-name="P2" svg:x1="205.03mm" svg:y1="391.2mm" svg:x2="199.27mm" svg:y2="417.99mm">
            <text:p/>
          </draw:line>
          <draw:line draw:z-index="7" draw:style-name="gr4" draw:text-style-name="P2" svg:x1="204.88mm" svg:y1="390.9mm" svg:x2="302.62mm" svg:y2="422.81mm">
            <text:p/>
          </draw:line>
          <draw:custom-shape draw:z-index="8" draw:style-name="gr2" draw:text-style-name="P3" svg:width="58.7mm" svg:height="21.08mm" svg:x="238.69mm" svg:y="165.02mm">
            <text:p text:style-name="P2"><text:span text:style-name="T1">Low price campaign</text:span></text:p>
            <text:p text:style-name="P2"><text:span text:style-name="T1">“</text:span><text:span text:style-name="T1">Green Sunday“</text:span></text:p>
            <draw:enhanced-geometry svg:viewBox="0 0 21600 21600" draw:type="rectangle" draw:enhanced-path="M 0 0 L 21600 0 21600 21600 0 21600 0 0 Z N"/>
          </draw:custom-shape>
          <draw:frame draw:z-index="9" draw:style-name="gr1" draw:text-style-name="P1" svg:width="263.41mm" svg:height="119.08mm" svg:x="126.1mm" svg:y="488.09mm">
            <draw:object draw:notify-on-update-of-ranges="Tabelle1.B27:Tabelle1.B27 Tabelle1.B51:Tabelle1.B69 Tabelle1.C27:Tabelle1.C27 Tabelle1.C51:Tabelle1.C6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0" draw:style-name="gr2" draw:text-style-name="P3" svg:width="58.7mm" svg:height="21.08mm" svg:x="145.92mm" svg:y="499.39mm">
            <text:p text:style-name="P2"><text:span text:style-name="T1">Losing Customers</text:span></text:p>
            <draw:enhanced-geometry svg:viewBox="0 0 21600 21600" draw:type="rectangle" draw:enhanced-path="M 0 0 L 21600 0 21600 21600 0 21600 0 0 Z N"/>
          </draw:custom-shape>
          <draw:line draw:z-index="11" draw:style-name="gr4" draw:text-style-name="P2" svg:x1="201.14mm" svg:y1="510.88mm" svg:x2="251.11mm" svg:y2="516.83mm">
            <text:p/>
          </draw:line>
          <draw:custom-shape draw:z-index="12" draw:style-name="gr5" draw:text-style-name="P4" svg:width="13.07mm" svg:height="20.73mm" svg:x="262.5mm" svg:y="250.63m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custom-shape draw:z-index="13" draw:style-name="gr6" draw:text-style-name="P5" svg:width="86.53mm" svg:height="45.61mm" svg:x="275.64mm" svg:y="404.44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" draw:style-name="gr7" draw:text-style-name="P5" svg:width="66.21mm" svg:height="43.93mm" svg:x="167.83mm" svg:y="405.79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style-name="gr8" draw:text-style-name="P5" svg:width="18.13mm" svg:height="15.61mm" svg:x="242.68mm" svg:y="508.8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apacity (servers)</text:p>
          </table:table-cell>
          <table:table-cell office:value-type="string" calcext:value-type="string">
            <text:p>Demand (User requests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1">
          <table:table-cell table:number-columns-repeated="3"/>
        </table:table-row>
        <table:table-row table:style-name="ro1">
          <table:table-cell/>
          <table:table-cell office:value-type="string" calcext:value-type="string">
            <text:p>Capacity (servers)</text:p>
          </table:table-cell>
          <table:table-cell office:value-type="string" calcext:value-type="string">
            <text:p>Demand (User requests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4">
          <table:table-cell table:number-columns-repeated="3"/>
        </table:table-row>
        <table:table-row table:style-name="ro1">
          <table:table-cell/>
          <table:table-cell office:value-type="string" calcext:value-type="string">
            <text:p>Capacity (servers)</text:p>
          </table:table-cell>
          <table:table-cell office:value-type="string" calcext:value-type="string">
            <text:p>Demand (User requests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hatch draw:name="Hatching_20_46" draw:display-name="Hatching 46" draw:style="single" draw:color="#000000" draw:distance="4mm" draw:rotation="460"/>
    <draw:hatch draw:name="Hatching_20_47" draw:display-name="Hatching 47" draw:style="single" draw:color="#000000" draw:distance="3mm" draw:rotation="450"/>
    <draw:marker draw:name="Arrow" svg:viewBox="0 0 20 30" svg:d="M10 0l-10 30h20z"/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.00.0000</text:date>, <text:time style:data-style-name="N2" text:time-value="16:57:02.5713455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0:04:44.779953446</meta:creation-date>
    <dc:date>2019-09-27T17:06:15.097426056</dc:date>
    <meta:editing-duration>PT1H52M19S</meta:editing-duration>
    <meta:editing-cycles>6</meta:editing-cycles>
    <meta:generator>LibreOffice/6.1.5.2$Linux_X86_64 LibreOffice_project/10$Build-2</meta:generator>
    <meta:document-statistic meta:table-count="1" meta:cell-count="66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color="#ffffff"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2cm" svg:stroke-color="#009fe3" draw:fill-color="#009fe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2cm" svg:stroke-color="#e30613" draw:fill-color="#e30613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342cm" svg:height="11.909cm" xlink:href=".." xlink:type="simple" chart:class="chart:line" chart:style-name="ch1">
        <chart:legend svg:x="0.342cm" svg:y="10.628cm" style:legend-expansion="custom" chartooo:width="25.368cm" chartooo:height="1.096cm" style:legend-expansion-aspect-ratio="23.1459854014599" chart:style-name="ch2"/>
        <chart:plot-area chart:style-name="ch3" table:cell-range-address="Tabelle1.B27:Tabelle1.C27 Tabelle1.B51:Tabelle1.C69" chart:data-source-has-labels="row" svg:x="-0.28cm" svg:y="0.235cm" svg:width="26.156cm" svg:height="10.696cm">
          <chartooo:coordinate-region svg:x="0.341cm" svg:y="0.434cm" svg:width="25.349cm" svg:height="9.85cm"/>
          <chart:axis chart:dimension="x" chart:name="primary-x" chart:style-name="ch4"/>
          <chart:axis chart:dimension="y" chart:name="primary-y" chart:style-name="ch5"/>
          <chart:series chart:style-name="ch6" chart:values-cell-range-address="Tabelle1.B51:Tabelle1.B69" chart:label-cell-address="Tabelle1.B27:Tabelle1.B27" chart:class="chart:line">
            <chart:data-point chart:repeated="19"/>
          </chart:series>
          <chart:series chart:style-name="ch7" chart:values-cell-range-address="Tabelle1.C51:Tabelle1.C69" chart:label-cell-address="Tabelle1.C27:Tabelle1.C27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y (servers)</text:p>
                <draw:g>
                  <svg:desc>Tabelle1.B27:Tabelle1.B27</svg:desc>
                </draw:g>
              </table:table-cell>
              <table:table-cell office:value-type="string">
                <text:p>Demand (User requests)</text:p>
                <draw:g>
                  <svg:desc>Tabelle1.C27:Tabelle1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abelle1.B51:Tabelle1.B69</svg:desc>
                </draw:g>
              </table:table-cell>
              <table:table-cell office:value-type="float" office:value="2">
                <text:p>2</text:p>
                <draw:g>
                  <svg:desc>Tabelle1.C51:Tabelle1.C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8" chart:origin="0" chart:reverse-direction="false" text:line-break="false" loext:try-staggering-first="false" chart:link-data-style-to-source="false" chart:axis-position="1"/>
      <style:text-properties fo:color="#ffffff"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2cm" svg:stroke-color="#009fe3" draw:fill-color="#009fe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2cm" svg:stroke-color="#e30613" draw:fill-color="#e30613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342cm" svg:height="11.909cm" xlink:href=".." xlink:type="simple" chart:class="chart:line" chart:style-name="ch1">
        <chart:legend svg:x="0.342cm" svg:y="10.628cm" style:legend-expansion="custom" chartooo:width="25.368cm" chartooo:height="1.096cm" style:legend-expansion-aspect-ratio="23.1459854014599" chart:style-name="ch2"/>
        <chart:plot-area chart:style-name="ch3" table:cell-range-address="Tabelle1.B27:Tabelle1.C46" chart:data-source-has-labels="row" svg:x="-0.28cm" svg:y="0.235cm" svg:width="26.156cm" svg:height="10.696cm">
          <chartooo:coordinate-region svg:x="0.341cm" svg:y="0.434cm" svg:width="25.349cm" svg:height="9.85cm"/>
          <chart:axis chart:dimension="x" chart:name="primary-x" chart:style-name="ch4"/>
          <chart:axis chart:dimension="y" chart:name="primary-y" chart:style-name="ch5"/>
          <chart:series chart:style-name="ch6" chart:values-cell-range-address="Tabelle1.B28:Tabelle1.B46" chart:label-cell-address="Tabelle1.B27:Tabelle1.B27" chart:class="chart:line">
            <chart:data-point chart:repeated="19"/>
          </chart:series>
          <chart:series chart:style-name="ch7" chart:values-cell-range-address="Tabelle1.C28:Tabelle1.C46" chart:label-cell-address="Tabelle1.C27:Tabelle1.C27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y (servers)</text:p>
                <draw:g>
                  <svg:desc>Tabelle1.B27:Tabelle1.B27</svg:desc>
                </draw:g>
              </table:table-cell>
              <table:table-cell office:value-type="string">
                <text:p>Demand (User requests)</text:p>
                <draw:g>
                  <svg:desc>Tabelle1.C27:Tabelle1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abelle1.B28:Tabelle1.B46</svg:desc>
                </draw:g>
              </table:table-cell>
              <table:table-cell office:value-type="float" office:value="2">
                <text:p>2</text:p>
                <draw:g>
                  <svg:desc>Tabelle1.C28:Tabelle1.C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8" chart:origin="0" chart:reverse-direction="false" text:line-break="false" loext:try-staggering-first="false" chart:link-data-style-to-source="false" chart:axis-position="1"/>
      <style:text-properties fo:color="#ffffff"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2cm" svg:stroke-color="#009fe3" draw:fill-color="#009fe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2cm" svg:stroke-color="#e30613" draw:fill-color="#e30613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342cm" svg:height="11.909cm" xlink:href=".." xlink:type="simple" chart:class="chart:line" chart:style-name="ch1">
        <chart:legend svg:x="0.342cm" svg:y="10.628cm" style:legend-expansion="custom" chartooo:width="25.368cm" chartooo:height="1.096cm" style:legend-expansion-aspect-ratio="23.1459854014599" chart:style-name="ch2"/>
        <chart:plot-area chart:style-name="ch3" table:cell-range-address="Tabelle1.B2:Tabelle1.B20 Tabelle1.C27:Tabelle1.C27 Tabelle1.C3:Tabelle1.C20" chart:data-source-has-labels="row" svg:x="-0.28cm" svg:y="0.235cm" svg:width="26.157cm" svg:height="10.696cm">
          <chartooo:coordinate-region svg:x="0.341cm" svg:y="0.434cm" svg:width="25.349cm" svg:height="9.85cm"/>
          <chart:axis chart:dimension="x" chart:name="primary-x" chart:style-name="ch4"/>
          <chart:axis chart:dimension="y" chart:name="primary-y" chart:style-name="ch5"/>
          <chart:series chart:style-name="ch6" chart:values-cell-range-address="Tabelle1.B3:Tabelle1.B20" chart:label-cell-address="Tabelle1.B2:Tabelle1.B2" chart:class="chart:line">
            <chart:data-point chart:repeated="18"/>
          </chart:series>
          <chart:series chart:style-name="ch7" chart:values-cell-range-address="Tabelle1.C3:Tabelle1.C20" chart:label-cell-address="Tabelle1.C27:Tabelle1.C27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y (servers)</text:p>
                <draw:g>
                  <svg:desc>Tabelle1.B2:Tabelle1.B2</svg:desc>
                </draw:g>
              </table:table-cell>
              <table:table-cell office:value-type="string">
                <text:p>Demand (User requests)</text:p>
                <draw:g>
                  <svg:desc>Tabelle1.C27:Tabelle1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abelle1.B3:Tabelle1.B20</svg:desc>
                </draw:g>
              </table:table-cell>
              <table:table-cell office:value-type="float" office:value="2">
                <text:p>2</text:p>
                <draw:g>
                  <svg:desc>Tabelle1.C3:Tabelle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color="#ffffff"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2cm" svg:stroke-color="#009fe3" draw:fill-color="#009fe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2cm" svg:stroke-color="#e30613" draw:fill-color="#e30613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342cm" svg:height="11.909cm" xlink:href=".." xlink:type="simple" chart:class="chart:line" chart:style-name="ch1">
        <chart:legend svg:x="0.342cm" svg:y="10.628cm" style:legend-expansion="custom" chartooo:width="25.368cm" chartooo:height="1.096cm" style:legend-expansion-aspect-ratio="23.1459854014599" chart:style-name="ch2"/>
        <chart:plot-area chart:style-name="ch3" table:cell-range-address="Tabelle1.B27:Tabelle1.C27 Tabelle1.B51:Tabelle1.C69" chart:data-source-has-labels="row" svg:x="-0.28cm" svg:y="0.235cm" svg:width="26.156cm" svg:height="10.696cm">
          <chartooo:coordinate-region svg:x="0.341cm" svg:y="0.434cm" svg:width="25.349cm" svg:height="9.85cm"/>
          <chart:axis chart:dimension="x" chart:name="primary-x" chart:style-name="ch4"/>
          <chart:axis chart:dimension="y" chart:name="primary-y" chart:style-name="ch5"/>
          <chart:series chart:style-name="ch6" chart:values-cell-range-address="Tabelle1.B51:Tabelle1.B69" chart:label-cell-address="Tabelle1.B27:Tabelle1.B27" chart:class="chart:line">
            <chart:data-point chart:repeated="19"/>
          </chart:series>
          <chart:series chart:style-name="ch7" chart:values-cell-range-address="Tabelle1.C51:Tabelle1.C69" chart:label-cell-address="Tabelle1.C27:Tabelle1.C27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y (servers)</text:p>
                <draw:g>
                  <svg:desc>Tabelle1.B27:Tabelle1.B27</svg:desc>
                </draw:g>
              </table:table-cell>
              <table:table-cell office:value-type="string">
                <text:p>Demand (User requests)</text:p>
                <draw:g>
                  <svg:desc>Tabelle1.C27:Tabelle1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abelle1.B51:Tabelle1.B69</svg:desc>
                </draw:g>
              </table:table-cell>
              <table:table-cell office:value-type="float" office:value="2">
                <text:p>2</text:p>
                <draw:g>
                  <svg:desc>Tabelle1.C51:Tabelle1.C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color="#ffffff"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2cm" svg:stroke-color="#009fe3" draw:fill-color="#009fe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2cm" svg:stroke-color="#e30613" draw:fill-color="#e30613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342cm" svg:height="11.909cm" xlink:href=".." xlink:type="simple" chart:class="chart:line" chart:style-name="ch1">
        <chart:legend svg:x="0.342cm" svg:y="10.628cm" style:legend-expansion="custom" chartooo:width="25.368cm" chartooo:height="1.096cm" style:legend-expansion-aspect-ratio="23.1459854014599" chart:style-name="ch2"/>
        <chart:plot-area chart:style-name="ch3" table:cell-range-address="Tabelle1.B27:Tabelle1.C27 Tabelle1.B51:Tabelle1.C69" chart:data-source-has-labels="row" svg:x="-0.28cm" svg:y="0.235cm" svg:width="26.156cm" svg:height="10.696cm">
          <chartooo:coordinate-region svg:x="0.341cm" svg:y="0.434cm" svg:width="25.349cm" svg:height="9.85cm"/>
          <chart:axis chart:dimension="x" chart:name="primary-x" chart:style-name="ch4"/>
          <chart:axis chart:dimension="y" chart:name="primary-y" chart:style-name="ch5"/>
          <chart:series chart:style-name="ch6" chart:values-cell-range-address="Tabelle1.B51:Tabelle1.B69" chart:label-cell-address="Tabelle1.B27:Tabelle1.B27" chart:class="chart:line">
            <chart:data-point chart:repeated="19"/>
          </chart:series>
          <chart:series chart:style-name="ch7" chart:values-cell-range-address="Tabelle1.C51:Tabelle1.C69" chart:label-cell-address="Tabelle1.C27:Tabelle1.C27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y (servers)</text:p>
                <draw:g>
                  <svg:desc>Tabelle1.B27:Tabelle1.B27</svg:desc>
                </draw:g>
              </table:table-cell>
              <table:table-cell office:value-type="string">
                <text:p>Demand (User requests)</text:p>
                <draw:g>
                  <svg:desc>Tabelle1.C27:Tabelle1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abelle1.B51:Tabelle1.B69</svg:desc>
                </draw:g>
              </table:table-cell>
              <table:table-cell office:value-type="float" office:value="2">
                <text:p>2</text:p>
                <draw:g>
                  <svg:desc>Tabelle1.C51:Tabelle1.C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